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25-01-07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24-01-03 0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23-01-17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22-09-13 0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22-01-04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21-03-09 0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20-09-1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20-01-0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19-09-1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19-04-23 1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19-01-08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18-09-12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18-05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18-04-30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18-01-10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17-09-12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17-04-2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17-01-1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95</text:p>
          </table:table-cell>
          <table:table-cell office:value-type="string" calcext:value-type="string">
            <text:p>2016-06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